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2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b0f0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REFIN</text:p>
          </table:table-cell>
          <table:table-cell table:style-name="ce3" office:value-type="float" office:value="61.44" calcext:value-type="float">
            <text:p>61.44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ference divide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pfd</text:p>
          </table:table-cell>
          <table:table-cell table:formula="of:=[.B1]/[.B2]" office:value-type="float" office:value="61.44" calcext:value-type="float">
            <text:p>61.4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requency</text:p>
          </table:table-cell>
          <table:table-cell table:style-name="ce3" office:value-type="float" office:value="2000.2" calcext:value-type="float">
            <text:p>2000.2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F Divider</text:p>
          </table:table-cell>
          <table:table-cell table:style-name="ce3" office:value-type="float" office:value="1" calcext:value-type="float">
            <text:p>1</text:p>
          </table:table-cell>
          <table:table-cell table:style-name="ce5" table:formula="of:=IF(((IF([.B6]&gt;1;TRUE())*IF([.B6] &lt; 63;TRUE())*IF(MOD([.B6];2)=0;TRUE())))+((IF([.B6]=1;TRUE()))*(IF([.B6] &lt; 63;TRUE())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CO</text:p>
          </table:table-cell>
          <table:table-cell table:style-name="ce4" table:formula="of:=[.B5]*[.B6]" office:value-type="float" office:value="2000.2" calcext:value-type="float">
            <text:p>2000.2</text:p>
          </table:table-cell>
          <table:table-cell table:style-name="ce5" table:formula="of:=IF((IF(([.B7] &lt; 1500);0;1))*(IF(([.B7] &gt; 3000);0;1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formula="of:=[.B7]/[.B3]" office:value-type="float" office:value="32.5553385416667" calcext:value-type="float">
            <text:p>32.55533854166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4" table:formula="of:=ROUNDDOWN([.B8];0)" office:value-type="float" office:value="32" calcext:value-type="float">
            <text:p>32</text:p>
          </table:table-cell>
          <table:table-cell table:style-name="ce5" table:formula="of:=IF((IF(([.B9] &lt; 20);0;1))*(IF(([.B9] &gt; 16383);0;1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formula="of:=[.B8]-[.B9]" office:value-type="float" office:value="0.555338541666671" calcext:value-type="float">
            <text:p>0.5553385416666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C</text:p>
          </table:table-cell>
          <table:table-cell table:formula="of:=((2^24)*[.B10])" office:value-type="float" office:value="9317034.66666675" calcext:value-type="float">
            <text:p>9317034.666666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C1 INT</text:p>
          </table:table-cell>
          <table:table-cell table:style-name="ce4" table:formula="of:=ROUNDDOWN([.B11];0)" office:value-type="float" office:value="9317034" calcext:value-type="float">
            <text:p>9317034</text:p>
          </table:table-cell>
          <table:table-cell table:style-name="ce5" table:formula="of:=IF((IF(([.B12] &lt; 0);0;1))*(IF(([.B12] &gt; ((2^24)-1));0;1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FCR</text:p>
          </table:table-cell>
          <table:table-cell table:style-name="ce4" table:formula="of:=(([.B1]/(GCD(([.B7]*(10^6)); ([.B1]*(10^6)))))*(10^6))" office:value-type="float" office:value="1536" calcext:value-type="float">
            <text:p>1536</text:p>
          </table:table-cell>
          <table:table-cell table:style-name="ce5" table:formula="of:=IF((IF(([.B13] &lt; 16384);1;0));TRUE())" office:value-type="boolean" office:boolean-value="true" calcext:value-type="boolean">
            <text:p>TRUE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1:51:18.7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30T12:22:24</meta:creation-date>
    <meta:initial-creator>Bryce</meta:initial-creator>
    <dc:language>en-AU</dc:language>
    <dc:date>2021-04-08T11:53:13.974000000</dc:date>
    <meta:editing-cycles>14</meta:editing-cycles>
    <meta:editing-duration>PT1H40M54S</meta:editing-duration>
    <meta:generator>LibreOffice/7.0.3.1$Windows_X86_64 LibreOffice_project/d7547858d014d4cf69878db179d326fc3483e082</meta:generator>
    <meta:document-statistic meta:table-count="1" meta:cell-count="3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